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d4ea6b"/>
    </style:style>
    <style:style style:name="ce4" style:family="table-cell" style:parent-style-name="Default">
      <style:table-cell-properties fo:background-color="#5eb91e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4.79pt" svg:height="43.88pt" svg:x="152.96pt" svg:y="268.02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Yates</text:p>
          </table:table-cell>
          <table:table-cell table:number-columns-repeated="3"/>
          <table:table-cell office:value-type="string" calcext:value-type="string">
            <text:p>effec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((([.A2]*10)/[.B2])*10)/[.C2] + (1/[.D2])" office:value-type="float" office:value="0.266666666666667" calcext:value-type="float">
            <text:p>0.266666666666667</text:p>
          </table:table-cell>
          <table:table-cell table:formula="of:=((([.A2]*10)/[.B2])*10)/[.C2] + (1/[.D2])" office:value-type="float" office:value="0.266666666666667" calcext:value-type="float">
            <text:p>0.266666666666667</text:p>
          </table:table-cell>
          <table:table-cell table:formula="of:=((([.A2]*10)/[.B2])*10)/[.C2] + (1/[.D2])" office:value-type="float" office:value="0.266666666666667" calcext:value-type="float">
            <text:p>0.266666666666667</text:p>
          </table:table-cell>
          <table:table-cell table:formula="of:=AVERAGE([.E2:.G2])" office:value-type="float" office:value="0.266666666666667" calcext:value-type="float">
            <text:p>0.266666666666667</text:p>
          </table:table-cell>
          <table:table-cell table:formula="of:=SUM([.H2];[.H3])" office:value-type="float" office:value="0.483333333333333" calcext:value-type="float">
            <text:p>0.483333333333333</text:p>
          </table:table-cell>
          <table:table-cell table:formula="of:=SUM([.I2];[.I3])" office:value-type="float" office:value="0.855555555555556" calcext:value-type="float">
            <text:p>0.855555555555556</text:p>
          </table:table-cell>
          <table:table-cell table:formula="of:=SUM([.J2];[.J3])" office:value-type="float" office:value="1.52592592592593" calcext:value-type="float">
            <text:p>1.52592592592593</text:p>
          </table:table-cell>
          <table:table-cell table:formula="of:=SUM([.K2];[.K3])" office:value-type="float" office:value="3.94074074074074" calcext:value-type="float">
            <text:p>3.94074074074074</text:p>
          </table:table-cell>
          <table:table-cell table:style-name="ce2" table:formula="of:=[.L2]/16" office:value-type="float" office:value="0.246296296296296" calcext:value-type="float">
            <text:p>0.24629629629629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((([.A3]*10)/[.B3])*10)/[.C3] + (1/[.D3])" office:value-type="float" office:value="0.216666666666667" calcext:value-type="float">
            <text:p>0.216666666666667</text:p>
          </table:table-cell>
          <table:table-cell table:formula="of:=((([.A3]*10)/[.B3])*10)/[.C3] + (1/[.D3])" office:value-type="float" office:value="0.216666666666667" calcext:value-type="float">
            <text:p>0.216666666666667</text:p>
          </table:table-cell>
          <table:table-cell table:formula="of:=((([.A3]*10)/[.B3])*10)/[.C3] + (1/[.D3])" office:value-type="float" office:value="0.216666666666667" calcext:value-type="float">
            <text:p>0.216666666666667</text:p>
          </table:table-cell>
          <table:table-cell table:formula="of:=AVERAGE([.E3:.G3])" office:value-type="float" office:value="0.216666666666667" calcext:value-type="float">
            <text:p>0.216666666666667</text:p>
          </table:table-cell>
          <table:table-cell table:formula="of:=SUM([.H4];[.H5])" office:value-type="float" office:value="0.372222222222222" calcext:value-type="float">
            <text:p>0.372222222222222</text:p>
          </table:table-cell>
          <table:table-cell table:formula="of:=SUM([.I4];[.I5])" office:value-type="float" office:value="0.67037037037037" calcext:value-type="float">
            <text:p>0.67037037037037</text:p>
          </table:table-cell>
          <table:table-cell table:formula="of:=SUM([.J4];[.J5])" office:value-type="float" office:value="2.41481481481481" calcext:value-type="float">
            <text:p>2.41481481481481</text:p>
          </table:table-cell>
          <table:table-cell table:formula="of:=SUM([.K4];[.K5])" office:value-type="float" office:value="0.244444444444444" calcext:value-type="float">
            <text:p>0.244444444444444</text:p>
          </table:table-cell>
          <table:table-cell table:style-name="ce3" table:formula="of:=[.L3]/8" office:value-type="float" office:value="0.0305555555555555" calcext:value-type="float">
            <text:p>0.030555555555556</text:p>
          </table:table-cell>
          <table:table-cell/>
          <table:table-cell office:value-type="string" calcext:value-type="string" table:number-columns-spanned="2" table:number-rows-spanned="2">
            <text:p>We want to minimize</text:p>
            <text:p> the error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((([.A4]*10)/[.B4])*10)/[.C4] + (1/[.D4])" office:value-type="float" office:value="0.211111111111111" calcext:value-type="float">
            <text:p>0.211111111111111</text:p>
          </table:table-cell>
          <table:table-cell table:formula="of:=((([.A4]*10)/[.B4])*10)/[.C4] + (1/[.D4])" office:value-type="float" office:value="0.211111111111111" calcext:value-type="float">
            <text:p>0.211111111111111</text:p>
          </table:table-cell>
          <table:table-cell table:formula="of:=((([.A4]*10)/[.B4])*10)/[.C4] + (1/[.D4])" office:value-type="float" office:value="0.211111111111111" calcext:value-type="float">
            <text:p>0.211111111111111</text:p>
          </table:table-cell>
          <table:table-cell table:formula="of:=AVERAGE([.E4:.G4])" office:value-type="float" office:value="0.211111111111111" calcext:value-type="float">
            <text:p>0.211111111111111</text:p>
          </table:table-cell>
          <table:table-cell table:formula="of:=SUM([.H6];[.H7])" office:value-type="float" office:value="0.372222222222222" calcext:value-type="float">
            <text:p>0.372222222222222</text:p>
          </table:table-cell>
          <table:table-cell table:formula="of:=SUM([.I6];[.I7])" office:value-type="float" office:value="1.41111111111111" calcext:value-type="float">
            <text:p>1.41111111111111</text:p>
          </table:table-cell>
          <table:table-cell table:formula="of:=SUM([.J6];[.J7])" office:value-type="float" office:value="-0.2" calcext:value-type="float">
            <text:p>-0.2</text:p>
          </table:table-cell>
          <table:table-cell table:formula="of:=SUM([.K6];[.K7])" office:value-type="float" office:value="-0.592592592592593" calcext:value-type="float">
            <text:p>-0.592592592592593</text:p>
          </table:table-cell>
          <table:table-cell table:style-name="ce3" table:formula="of:=[.L4]/8" office:value-type="float" office:value="-0.0740740740740741" calcext:value-type="float">
            <text:p>-0.074074074074074</text:p>
          </table:table-cell>
          <table:table-cell/>
          <table:covered-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(([.A5]*10)/[.B5])*10)/[.C5] + (1/[.D5])" office:value-type="float" office:value="0.161111111111111" calcext:value-type="float">
            <text:p>0.161111111111111</text:p>
          </table:table-cell>
          <table:table-cell table:formula="of:=((([.A5]*10)/[.B5])*10)/[.C5] + (1/[.D5])" office:value-type="float" office:value="0.161111111111111" calcext:value-type="float">
            <text:p>0.161111111111111</text:p>
          </table:table-cell>
          <table:table-cell table:formula="of:=((([.A5]*10)/[.B5])*10)/[.C5] + (1/[.D5])" office:value-type="float" office:value="0.161111111111111" calcext:value-type="float">
            <text:p>0.161111111111111</text:p>
          </table:table-cell>
          <table:table-cell table:formula="of:=AVERAGE([.E5:.G5])" office:value-type="float" office:value="0.161111111111111" calcext:value-type="float">
            <text:p>0.161111111111111</text:p>
          </table:table-cell>
          <table:table-cell table:formula="of:=SUM([.H8];[.H9])" office:value-type="float" office:value="0.298148148148148" calcext:value-type="float">
            <text:p>0.298148148148148</text:p>
          </table:table-cell>
          <table:table-cell table:formula="of:=SUM([.I8];[.I9])" office:value-type="float" office:value="1.0037037037037" calcext:value-type="float">
            <text:p>1.0037037037037</text:p>
          </table:table-cell>
          <table:table-cell table:formula="of:=SUM([.J8];[.J9])" office:value-type="float" office:value="0.444444444444444" calcext:value-type="float">
            <text:p>0.444444444444444</text:p>
          </table:table-cell>
          <table:table-cell table:formula="of:=SUM([.K8];[.K9])" office:value-type="float" office:value="-0.1" calcext:value-type="float">
            <text:p>-0.1</text:p>
          </table:table-cell>
          <table:table-cell table:style-name="ce3" table:formula="of:=[.L5]/8" office:value-type="float" office:value="-0.0125" calcext:value-type="float">
            <text:p>-0.01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((([.A6]*10)/[.B6])*10)/[.C6] + (1/[.D6])" office:value-type="float" office:value="0.211111111111111" calcext:value-type="float">
            <text:p>0.211111111111111</text:p>
          </table:table-cell>
          <table:table-cell table:formula="of:=((([.A6]*10)/[.B6])*10)/[.C6] + (1/[.D6])" office:value-type="float" office:value="0.211111111111111" calcext:value-type="float">
            <text:p>0.211111111111111</text:p>
          </table:table-cell>
          <table:table-cell table:formula="of:=((([.A6]*10)/[.B6])*10)/[.C6] + (1/[.D6])" office:value-type="float" office:value="0.211111111111111" calcext:value-type="float">
            <text:p>0.211111111111111</text:p>
          </table:table-cell>
          <table:table-cell table:formula="of:=AVERAGE([.E6:.G6])" office:value-type="float" office:value="0.211111111111111" calcext:value-type="float">
            <text:p>0.211111111111111</text:p>
          </table:table-cell>
          <table:table-cell table:formula="of:=SUM([.H10];[.H11])" office:value-type="float" office:value="0.816666666666667" calcext:value-type="float">
            <text:p>0.816666666666667</text:p>
          </table:table-cell>
          <table:table-cell table:formula="of:=SUM([.I10];[.I11])" office:value-type="float" office:value="-0.1" calcext:value-type="float">
            <text:p>-0.1</text:p>
          </table:table-cell>
          <table:table-cell table:formula="of:=SUM([.J10];[.J11])" office:value-type="float" office:value="-0.185185185185185" calcext:value-type="float">
            <text:p>-0.185185185185185</text:p>
          </table:table-cell>
          <table:table-cell table:formula="of:=SUM([.K10];[.K11])" office:value-type="float" office:value="-0.592592592592593" calcext:value-type="float">
            <text:p>-0.592592592592593</text:p>
          </table:table-cell>
          <table:table-cell table:style-name="ce3" table:formula="of:=[.L6]/8" office:value-type="float" office:value="-0.0740740740740741" calcext:value-type="float">
            <text:p>-0.07407407407407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((([.A7]*10)/[.B7])*10)/[.C7] + (1/[.D7])" office:value-type="float" office:value="0.161111111111111" calcext:value-type="float">
            <text:p>0.161111111111111</text:p>
          </table:table-cell>
          <table:table-cell table:formula="of:=((([.A7]*10)/[.B7])*10)/[.C7] + (1/[.D7])" office:value-type="float" office:value="0.161111111111111" calcext:value-type="float">
            <text:p>0.161111111111111</text:p>
          </table:table-cell>
          <table:table-cell table:formula="of:=((([.A7]*10)/[.B7])*10)/[.C7] + (1/[.D7])" office:value-type="float" office:value="0.161111111111111" calcext:value-type="float">
            <text:p>0.161111111111111</text:p>
          </table:table-cell>
          <table:table-cell table:formula="of:=AVERAGE([.E7:.G7])" office:value-type="float" office:value="0.161111111111111" calcext:value-type="float">
            <text:p>0.161111111111111</text:p>
          </table:table-cell>
          <table:table-cell table:formula="of:=SUM([.H12];[.H13])" office:value-type="float" office:value="0.594444444444444" calcext:value-type="float">
            <text:p>0.594444444444444</text:p>
          </table:table-cell>
          <table:table-cell table:formula="of:=SUM([.I12];[.I13])" office:value-type="float" office:value="-0.1" calcext:value-type="float">
            <text:p>-0.1</text:p>
          </table:table-cell>
          <table:table-cell table:formula="of:=SUM([.J12];[.J13])" office:value-type="float" office:value="-0.407407407407407" calcext:value-type="float">
            <text:p>-0.407407407407407</text:p>
          </table:table-cell>
          <table:table-cell table:formula="of:=SUM([.K12];[.K13])" office:value-type="float" office:value="0.644444444444444" calcext:value-type="float">
            <text:p>0.644444444444444</text:p>
          </table:table-cell>
          <table:table-cell table:style-name="ce3" table:formula="of:=[.L7]/8" office:value-type="float" office:value="0.0805555555555556" calcext:value-type="float">
            <text:p>0.08055555555555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((([.A8]*10)/[.B8])*10)/[.C8] + (1/[.D8])" office:value-type="float" office:value="0.174074074074074" calcext:value-type="float">
            <text:p>0.174074074074074</text:p>
          </table:table-cell>
          <table:table-cell table:formula="of:=((([.A8]*10)/[.B8])*10)/[.C8] + (1/[.D8])" office:value-type="float" office:value="0.174074074074074" calcext:value-type="float">
            <text:p>0.174074074074074</text:p>
          </table:table-cell>
          <table:table-cell table:formula="of:=((([.A8]*10)/[.B8])*10)/[.C8] + (1/[.D8])" office:value-type="float" office:value="0.174074074074074" calcext:value-type="float">
            <text:p>0.174074074074074</text:p>
          </table:table-cell>
          <table:table-cell table:formula="of:=AVERAGE([.E8:.G8])" office:value-type="float" office:value="0.174074074074074" calcext:value-type="float">
            <text:p>0.174074074074074</text:p>
          </table:table-cell>
          <table:table-cell table:formula="of:=SUM([.H14];[.H15])" office:value-type="float" office:value="0.594444444444444" calcext:value-type="float">
            <text:p>0.594444444444444</text:p>
          </table:table-cell>
          <table:table-cell table:formula="of:=SUM([.I14];[.I15])" office:value-type="float" office:value="-0.1" calcext:value-type="float">
            <text:p>-0.1</text:p>
          </table:table-cell>
          <table:table-cell table:formula="of:=SUM([.J14];[.J15])" office:value-type="float" office:value="0" calcext:value-type="float">
            <text:p>0</text:p>
          </table:table-cell>
          <table:table-cell table:formula="of:=SUM([.K14];[.K15])" office:value-type="float" office:value="0.0740740740740742" calcext:value-type="float">
            <text:p>0.074074074074074</text:p>
          </table:table-cell>
          <table:table-cell table:style-name="ce4" table:formula="of:=[.L8]/8" office:value-type="float" office:value="0.00925925925925928" calcext:value-type="float">
            <text:p>0.00925925925925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(([.A9]*10)/[.B9])*10)/[.C9] + (1/[.D9])" office:value-type="float" office:value="0.124074074074074" calcext:value-type="float">
            <text:p>0.124074074074074</text:p>
          </table:table-cell>
          <table:table-cell table:formula="of:=((([.A9]*10)/[.B9])*10)/[.C9] + (1/[.D9])" office:value-type="float" office:value="0.124074074074074" calcext:value-type="float">
            <text:p>0.124074074074074</text:p>
          </table:table-cell>
          <table:table-cell table:formula="of:=((([.A9]*10)/[.B9])*10)/[.C9] + (1/[.D9])" office:value-type="float" office:value="0.124074074074074" calcext:value-type="float">
            <text:p>0.124074074074074</text:p>
          </table:table-cell>
          <table:table-cell table:formula="of:=AVERAGE([.E9:.G9])" office:value-type="float" office:value="0.124074074074074" calcext:value-type="float">
            <text:p>0.124074074074074</text:p>
          </table:table-cell>
          <table:table-cell table:formula="of:=SUM([.H16];[.H7])" office:value-type="float" office:value="0.409259259259259" calcext:value-type="float">
            <text:p>0.409259259259259</text:p>
          </table:table-cell>
          <table:table-cell table:formula="of:=SUM([.I16];[.I7])" office:value-type="float" office:value="0.544444444444444" calcext:value-type="float">
            <text:p>0.544444444444444</text:p>
          </table:table-cell>
          <table:table-cell table:formula="of:=SUM([.J16];[.J7])" office:value-type="float" office:value="-0.1" calcext:value-type="float">
            <text:p>-0.1</text:p>
          </table:table-cell>
          <table:table-cell table:formula="of:=SUM([.K16];[.K7])" office:value-type="float" office:value="-0.407407407407407" calcext:value-type="float">
            <text:p>-0.407407407407407</text:p>
          </table:table-cell>
          <table:table-cell table:style-name="ce3" table:formula="of:=[.L9]/8" office:value-type="float" office:value="-0.0509259259259259" calcext:value-type="float">
            <text:p>-0.0509259259259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((([.A10]*10)/[.B10])*10)/[.C10] + (1/[.D10])" office:value-type="float" office:value="0.433333333333333" calcext:value-type="float">
            <text:p>0.433333333333333</text:p>
          </table:table-cell>
          <table:table-cell table:formula="of:=((([.A10]*10)/[.B10])*10)/[.C10] + (1/[.D10])" office:value-type="float" office:value="0.433333333333333" calcext:value-type="float">
            <text:p>0.433333333333333</text:p>
          </table:table-cell>
          <table:table-cell table:formula="of:=((([.A10]*10)/[.B10])*10)/[.C10] + (1/[.D10])" office:value-type="float" office:value="0.433333333333333" calcext:value-type="float">
            <text:p>0.433333333333333</text:p>
          </table:table-cell>
          <table:table-cell table:formula="of:=AVERAGE([.E10:.G10])" office:value-type="float" office:value="0.433333333333333" calcext:value-type="float">
            <text:p>0.433333333333333</text:p>
          </table:table-cell>
          <table:table-cell table:formula="of:=[.H3]-[.H2]" office:value-type="float" office:value="-0.05" calcext:value-type="float">
            <text:p>-0.05</text:p>
          </table:table-cell>
          <table:table-cell table:formula="of:=[.I3]-[.I2]" office:value-type="float" office:value="-0.111111111111111" calcext:value-type="float">
            <text:p>-0.111111111111111</text:p>
          </table:table-cell>
          <table:table-cell table:formula="of:=[.J3]-[.J2]" office:value-type="float" office:value="-0.185185185185185" calcext:value-type="float">
            <text:p>-0.185185185185185</text:p>
          </table:table-cell>
          <table:table-cell table:formula="of:=[.K3]-[.K2]" office:value-type="float" office:value="0.888888888888888" calcext:value-type="float">
            <text:p>0.888888888888888</text:p>
          </table:table-cell>
          <table:table-cell table:style-name="ce3" table:formula="of:=[.L10]/8" office:value-type="float" office:value="0.111111111111111" calcext:value-type="float">
            <text:p>0.1111111111111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((([.A11]*10)/[.B11])*10)/[.C11] + (1/[.D11])" office:value-type="float" office:value="0.383333333333333" calcext:value-type="float">
            <text:p>0.383333333333333</text:p>
          </table:table-cell>
          <table:table-cell table:formula="of:=((([.A11]*10)/[.B11])*10)/[.C11] + (1/[.D11])" office:value-type="float" office:value="0.383333333333333" calcext:value-type="float">
            <text:p>0.383333333333333</text:p>
          </table:table-cell>
          <table:table-cell table:formula="of:=((([.A11]*10)/[.B11])*10)/[.C11] + (1/[.D11])" office:value-type="float" office:value="0.383333333333333" calcext:value-type="float">
            <text:p>0.383333333333333</text:p>
          </table:table-cell>
          <table:table-cell table:formula="of:=AVERAGE([.E11:.G11])" office:value-type="float" office:value="0.383333333333333" calcext:value-type="float">
            <text:p>0.383333333333333</text:p>
          </table:table-cell>
          <table:table-cell table:formula="of:=[.H5]-[.H4]" office:value-type="float" office:value="-0.05" calcext:value-type="float">
            <text:p>-0.05</text:p>
          </table:table-cell>
          <table:table-cell table:formula="of:=[.I5]-[.I4]" office:value-type="float" office:value="-0.0740740740740741" calcext:value-type="float">
            <text:p>-0.074074074074074</text:p>
          </table:table-cell>
          <table:table-cell table:formula="of:=[.J5]-[.J4]" office:value-type="float" office:value="-0.407407407407407" calcext:value-type="float">
            <text:p>-0.407407407407407</text:p>
          </table:table-cell>
          <table:table-cell table:formula="of:=[.K5]-[.K4]" office:value-type="float" office:value="0.644444444444444" calcext:value-type="float">
            <text:p>0.644444444444444</text:p>
          </table:table-cell>
          <table:table-cell table:style-name="ce3" table:formula="of:=[.L11]/8" office:value-type="float" office:value="0.0805555555555555" calcext:value-type="float">
            <text:p>0.08055555555555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((([.A12]*10)/[.B12])*10)/[.C12] + (1/[.D12])" office:value-type="float" office:value="0.322222222222222" calcext:value-type="float">
            <text:p>0.322222222222222</text:p>
          </table:table-cell>
          <table:table-cell table:formula="of:=((([.A12]*10)/[.B12])*10)/[.C12] + (1/[.D12])" office:value-type="float" office:value="0.322222222222222" calcext:value-type="float">
            <text:p>0.322222222222222</text:p>
          </table:table-cell>
          <table:table-cell table:formula="of:=((([.A12]*10)/[.B12])*10)/[.C12] + (1/[.D12])" office:value-type="float" office:value="0.322222222222222" calcext:value-type="float">
            <text:p>0.322222222222222</text:p>
          </table:table-cell>
          <table:table-cell table:formula="of:=AVERAGE([.E12:.G12])" office:value-type="float" office:value="0.322222222222222" calcext:value-type="float">
            <text:p>0.322222222222222</text:p>
          </table:table-cell>
          <table:table-cell table:formula="of:=[.H7]-[.H6]" office:value-type="float" office:value="-0.05" calcext:value-type="float">
            <text:p>-0.05</text:p>
          </table:table-cell>
          <table:table-cell table:formula="of:=[.I7]-[.I6]" office:value-type="float" office:value="-0.222222222222222" calcext:value-type="float">
            <text:p>-0.222222222222222</text:p>
          </table:table-cell>
          <table:table-cell table:formula="of:=[.J7]-[.J6]" office:value-type="float" office:value="0" calcext:value-type="float">
            <text:p>0</text:p>
          </table:table-cell>
          <table:table-cell table:formula="of:=[.K7]-[.K6]" office:value-type="float" office:value="-0.222222222222222" calcext:value-type="float">
            <text:p>-0.222222222222222</text:p>
          </table:table-cell>
          <table:table-cell table:style-name="ce3" table:formula="of:=[.L12]/8" office:value-type="float" office:value="-0.0277777777777778" calcext:value-type="float">
            <text:p>-0.0277777777777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(([.A13]*10)/[.B13])*10)/[.C13] + (1/[.D13])" office:value-type="float" office:value="0.272222222222222" calcext:value-type="float">
            <text:p>0.272222222222222</text:p>
          </table:table-cell>
          <table:table-cell table:formula="of:=((([.A13]*10)/[.B13])*10)/[.C13] + (1/[.D13])" office:value-type="float" office:value="0.272222222222222" calcext:value-type="float">
            <text:p>0.272222222222222</text:p>
          </table:table-cell>
          <table:table-cell table:formula="of:=((([.A13]*10)/[.B13])*10)/[.C13] + (1/[.D13])" office:value-type="float" office:value="0.272222222222222" calcext:value-type="float">
            <text:p>0.272222222222222</text:p>
          </table:table-cell>
          <table:table-cell table:formula="of:=AVERAGE([.E13:.G13])" office:value-type="float" office:value="0.272222222222222" calcext:value-type="float">
            <text:p>0.272222222222222</text:p>
          </table:table-cell>
          <table:table-cell table:formula="of:=[.H9]-[.H8]" office:value-type="float" office:value="-0.05" calcext:value-type="float">
            <text:p>-0.05</text:p>
          </table:table-cell>
          <table:table-cell table:formula="of:=[.I9]-[.I8]" office:value-type="float" office:value="-0.185185185185185" calcext:value-type="float">
            <text:p>-0.185185185185185</text:p>
          </table:table-cell>
          <table:table-cell table:formula="of:=[.J9]-[.J8]" office:value-type="float" office:value="0.644444444444444" calcext:value-type="float">
            <text:p>0.644444444444444</text:p>
          </table:table-cell>
          <table:table-cell table:formula="of:=[.K9]-[.K8]" office:value-type="float" office:value="-0.1" calcext:value-type="float">
            <text:p>-0.1</text:p>
          </table:table-cell>
          <table:table-cell table:style-name="ce3" table:formula="of:=[.L13]/8" office:value-type="float" office:value="-0.0125" calcext:value-type="float">
            <text:p>-0.01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((([.A14]*10)/[.B14])*10)/[.C14] + (1/[.D14])" office:value-type="float" office:value="0.322222222222222" calcext:value-type="float">
            <text:p>0.322222222222222</text:p>
          </table:table-cell>
          <table:table-cell table:formula="of:=((([.A14]*10)/[.B14])*10)/[.C14] + (1/[.D14])" office:value-type="float" office:value="0.322222222222222" calcext:value-type="float">
            <text:p>0.322222222222222</text:p>
          </table:table-cell>
          <table:table-cell table:formula="of:=((([.A14]*10)/[.B14])*10)/[.C14] + (1/[.D14])" office:value-type="float" office:value="0.322222222222222" calcext:value-type="float">
            <text:p>0.322222222222222</text:p>
          </table:table-cell>
          <table:table-cell table:formula="of:=AVERAGE([.E14:.G14])" office:value-type="float" office:value="0.322222222222222" calcext:value-type="float">
            <text:p>0.322222222222222</text:p>
          </table:table-cell>
          <table:table-cell table:formula="of:=[.H11]-[.H10]" office:value-type="float" office:value="-0.05" calcext:value-type="float">
            <text:p>-0.05</text:p>
          </table:table-cell>
          <table:table-cell table:formula="of:=[.I11]-[.I10]" office:value-type="float" office:value="0" calcext:value-type="float">
            <text:p>0</text:p>
          </table:table-cell>
          <table:table-cell table:formula="of:=[.J11]-[.J10]" office:value-type="float" office:value="0.037037037037037" calcext:value-type="float">
            <text:p>0.037037037037037</text:p>
          </table:table-cell>
          <table:table-cell table:formula="of:=[.K11]-[.K10]" office:value-type="float" office:value="-0.222222222222222" calcext:value-type="float">
            <text:p>-0.222222222222222</text:p>
          </table:table-cell>
          <table:table-cell table:style-name="ce3" table:formula="of:=[.L14]/8" office:value-type="float" office:value="-0.0277777777777778" calcext:value-type="float">
            <text:p>-0.0277777777777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((([.A15]*10)/[.B15])*10)/[.C15] + (1/[.D15])" office:value-type="float" office:value="0.272222222222222" calcext:value-type="float">
            <text:p>0.272222222222222</text:p>
          </table:table-cell>
          <table:table-cell table:formula="of:=((([.A15]*10)/[.B15])*10)/[.C15] + (1/[.D15])" office:value-type="float" office:value="0.272222222222222" calcext:value-type="float">
            <text:p>0.272222222222222</text:p>
          </table:table-cell>
          <table:table-cell table:formula="of:=((([.A15]*10)/[.B15])*10)/[.C15] + (1/[.D15])" office:value-type="float" office:value="0.272222222222222" calcext:value-type="float">
            <text:p>0.272222222222222</text:p>
          </table:table-cell>
          <table:table-cell table:formula="of:=AVERAGE([.E15:.G15])" office:value-type="float" office:value="0.272222222222222" calcext:value-type="float">
            <text:p>0.272222222222222</text:p>
          </table:table-cell>
          <table:table-cell table:formula="of:=[.H13]-[.H12]" office:value-type="float" office:value="-0.05" calcext:value-type="float">
            <text:p>-0.05</text:p>
          </table:table-cell>
          <table:table-cell table:formula="of:=[.I13]-[.I12]" office:value-type="float" office:value="0" calcext:value-type="float">
            <text:p>0</text:p>
          </table:table-cell>
          <table:table-cell table:formula="of:=[.J13]-[.J12]" office:value-type="float" office:value="0.0370370370370372" calcext:value-type="float">
            <text:p>0.037037037037037</text:p>
          </table:table-cell>
          <table:table-cell table:formula="of:=[.K13]-[.K12]" office:value-type="float" office:value="0.644444444444444" calcext:value-type="float">
            <text:p>0.644444444444444</text:p>
          </table:table-cell>
          <table:table-cell table:style-name="ce3" table:formula="of:=[.L15]/8" office:value-type="float" office:value="0.0805555555555556" calcext:value-type="float">
            <text:p>0.08055555555555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((([.A16]*10)/[.B16])*10)/[.C16] + (1/[.D16])" office:value-type="float" office:value="0.248148148148148" calcext:value-type="float">
            <text:p>0.248148148148148</text:p>
          </table:table-cell>
          <table:table-cell table:formula="of:=((([.A16]*10)/[.B16])*10)/[.C16] + (1/[.D16])" office:value-type="float" office:value="0.248148148148148" calcext:value-type="float">
            <text:p>0.248148148148148</text:p>
          </table:table-cell>
          <table:table-cell table:formula="of:=((([.A16]*10)/[.B16])*10)/[.C16] + (1/[.D16])" office:value-type="float" office:value="0.248148148148148" calcext:value-type="float">
            <text:p>0.248148148148148</text:p>
          </table:table-cell>
          <table:table-cell table:formula="of:=AVERAGE([.E16:.G16])" office:value-type="float" office:value="0.248148148148148" calcext:value-type="float">
            <text:p>0.248148148148148</text:p>
          </table:table-cell>
          <table:table-cell table:formula="of:=[.H15]-[.H14]" office:value-type="float" office:value="-0.05" calcext:value-type="float">
            <text:p>-0.05</text:p>
          </table:table-cell>
          <table:table-cell table:formula="of:=[.I15]-[.I14]" office:value-type="float" office:value="0" calcext:value-type="float">
            <text:p>0</text:p>
          </table:table-cell>
          <table:table-cell table:formula="of:=[.J15]-[.J14]" office:value-type="float" office:value="0" calcext:value-type="float">
            <text:p>0</text:p>
          </table:table-cell>
          <table:table-cell table:formula="of:=[.K15]-[.K14]" office:value-type="float" office:value="1.66533453693773E-016" calcext:value-type="float">
            <text:p>1.66533453693773E-16</text:p>
          </table:table-cell>
          <table:table-cell table:style-name="ce3" table:formula="of:=[.L16]/8" office:value-type="float" office:value="2.08166817117217E-017" calcext:value-type="float">
            <text:p>2.08166817117217E-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(([.A17]*10)/[.B17])*10)/[.C17] + (1/[.D17])" office:value-type="float" office:value="0.198148148148148" calcext:value-type="float">
            <text:p>0.198148148148148</text:p>
          </table:table-cell>
          <table:table-cell table:formula="of:=((([.A17]*10)/[.B17])*10)/[.C17] + (1/[.D17])" office:value-type="float" office:value="0.198148148148148" calcext:value-type="float">
            <text:p>0.198148148148148</text:p>
          </table:table-cell>
          <table:table-cell table:formula="of:=((([.A17]*10)/[.B17])*10)/[.C17] + (1/[.D17])" office:value-type="float" office:value="0.198148148148148" calcext:value-type="float">
            <text:p>0.198148148148148</text:p>
          </table:table-cell>
          <table:table-cell table:formula="of:=AVERAGE([.E17:.G17])" office:value-type="float" office:value="0.198148148148148" calcext:value-type="float">
            <text:p>0.198148148148148</text:p>
          </table:table-cell>
          <table:table-cell table:formula="of:=[.H17]-[.H16]" office:value-type="float" office:value="-0.05" calcext:value-type="float">
            <text:p>-0.05</text:p>
          </table:table-cell>
          <table:table-cell table:formula="of:=[.I17]-[.I16]" office:value-type="float" office:value="0" calcext:value-type="float">
            <text:p>0</text:p>
          </table:table-cell>
          <table:table-cell table:formula="of:=[.J17]-[.J16]" office:value-type="float" office:value="0" calcext:value-type="float">
            <text:p>0</text:p>
          </table:table-cell>
          <table:table-cell table:formula="of:=[.K17]-[.K16]" office:value-type="float" office:value="0" calcext:value-type="float">
            <text:p>0</text:p>
          </table:table-cell>
          <table:table-cell table:style-name="ce3" table:formula="of:=[.L17]/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 table:number-columns-spanned="4" table:number-rows-spanned="3">
            <text:p>I removed the random error because there was too much variability which mean you must perform a very big number of experiments.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number-columns-spanned="3" table:number-rows-spanned="8"/>
          <table:covered-table-cell table:number-columns-repeated="2"/>
          <table:table-cell/>
          <table:covered-table-cell table:number-columns-repeated="4"/>
          <table:table-cell table:number-columns-repeated="6"/>
        </table:table-row>
        <table:table-row table:style-name="ro1">
          <table:table-cell table:number-columns-repeated="2"/>
          <table:covered-table-cell table:number-columns-repeated="3"/>
          <table:table-cell/>
          <table:covered-table-cell table:number-columns-repeated="4"/>
          <table:table-cell table:number-columns-repeated="6"/>
        </table:table-row>
        <table:table-row table:style-name="ro1">
          <table:table-cell table:number-columns-repeated="2"/>
          <table:covered-table-cell table:number-columns-repeated="3"/>
          <table:table-cell table:number-columns-repeated="11"/>
        </table:table-row>
        <table:table-row table:style-name="ro1">
          <table:table-cell table:number-columns-repeated="2"/>
          <table:covered-table-cell table:number-columns-repeated="3"/>
          <table:table-cell table:number-columns-repeated="11"/>
        </table:table-row>
        <table:table-row table:style-name="ro1">
          <table:table-cell table:number-columns-repeated="2"/>
          <table:covered-table-cell table:number-columns-repeated="3"/>
          <table:table-cell table:number-columns-repeated="11"/>
        </table:table-row>
        <table:table-row table:style-name="ro1">
          <table:table-cell table:number-columns-repeated="2"/>
          <table:covered-table-cell table:number-columns-repeated="3"/>
          <table:table-cell table:number-columns-repeated="11"/>
        </table:table-row>
        <table:table-row table:style-name="ro1">
          <table:table-cell table:number-columns-repeated="2"/>
          <table:covered-table-cell table:number-columns-repeated="3"/>
          <table:table-cell table:number-columns-repeated="11"/>
        </table:table-row>
        <table:table-row table:style-name="ro1">
          <table:table-cell table:number-columns-repeated="2"/>
          <table:covered-table-cell table:number-columns-repeated="3"/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3" table:number-rows-spanned="3">
            <text:p>Manufacturing Process</text:p>
          </table:table-cell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0:50:49.829675210</meta:creation-date>
    <dc:date>2020-04-24T11:49:08.372264175</dc:date>
    <meta:editing-duration>PT6M41S</meta:editing-duration>
    <meta:editing-cycles>2</meta:editing-cycles>
    <meta:generator>LibreOffice/6.2.6.2$Linux_X86_64 LibreOffice_project/20$Build-2</meta:generator>
    <meta:document-statistic meta:table-count="1" meta:cell-count="221" meta:object-count="1"/>
  </office:meta>
</office:document-meta>
</file>

<file path=Object 1/content.xml><?xml version="1.0" encoding="utf-8"?>
<math xmlns="http://www.w3.org/1998/Math/MathML" display="block">
  <semantics>
    <mrow>
      <mrow>
        <mi mathvariant="italic">error</mi>
        <mo stretchy="false">=</mo>
        <mrow>
          <mrow>
            <mo fence="true" stretchy="false">(</mo>
            <mrow>
              <mfrac>
                <mrow>
                  <mfrac>
                    <mrow>
                      <mi>A</mi>
                      <mo stretchy="false">∗</mo>
                      <mn>10</mn>
                    </mrow>
                    <mi>B</mi>
                  </mfrac>
                  <mo stretchy="false">∗</mo>
                  <mn>10</mn>
                </mrow>
                <mi>C</mi>
              </mfrac>
            </mrow>
            <mo fence="true" stretchy="false">)</mo>
          </mrow>
          <mo stretchy="false">+</mo>
          <mfrac>
            <mn>1</mn>
            <mi>D</mi>
          </mfrac>
          <mo stretchy="false">+</mo>
          <mi>ε</mi>
        </mrow>
      </mrow>
      <mrow/>
    </mrow>
    <annotation encoding="StarMath 5.0">error = ({ {A*10} over {B} * 10 } over {C}) + {1} over {D} + ε} </annotation>
  </semantics>
</math>
</file>